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indent="0in" style:auto-text-indent="false" fo:background-color="#ffffff"/>
      <style:text-properties fo:color="#800080" loext:opacity="100%" fo:font-size="9pt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16" style:family="paragraph" style:parent-style-name="Text_20_body">
      <style:text-properties fo:font-size="9pt" officeooo:paragraph-rsid="00a153b2" style:font-size-asian="9pt" style:font-size-complex="9pt"/>
    </style:style>
    <style:style style:name="P1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0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1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a153b2" officeooo:paragraph-rsid="00a153b2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color="#800000" loext:opacity="100%" fo:font-weight="bold"/>
    </style:style>
    <style:style style:name="T7" style:family="text">
      <style:text-properties fo:color="#800080" loext:opacity="100%"/>
    </style:style>
    <style:style style:name="T8" style:family="text">
      <style:text-properties fo:color="#bb7977" loext:opacity="100%"/>
    </style:style>
    <style:style style:name="T9" style:family="text">
      <style:text-properties fo:color="#bb7977" loext:opacity="100%" fo:font-weight="bold"/>
    </style:style>
    <style:style style:name="T10" style:family="text">
      <style:text-properties fo:color="#808030" loext:opacity="100%"/>
    </style:style>
    <style:style style:name="T11" style:family="text">
      <style:text-properties fo:color="#696969" loext:opacity="100%"/>
    </style:style>
    <style:style style:name="T12" style:family="text">
      <style:text-properties fo:color="#ffffff" loext:opacity="100%" fo:background-color="#808000" loext:char-shading-value="0"/>
    </style:style>
    <style:style style:name="T13" style:family="text">
      <style:text-properties fo:color="#008c00" loext:opacity="100%"/>
    </style:style>
    <style:style style:name="T14" style:family="text">
      <style:text-properties fo:color="#008000" loext:opacity="100%"/>
    </style:style>
    <style:style style:name="T15" style:family="text">
      <style:text-properties fo:color="#0000e6" loext:opacity="100%"/>
    </style:style>
    <style:style style:name="T16" style:family="text">
      <style:text-properties fo:color="#0f69ff" loext:opacity="100%"/>
    </style:style>
    <style:style style:name="T17" style:family="text">
      <style:text-properties officeooo:rsid="00a3ff37"/>
    </style:style>
    <style:style style:name="T18" style:family="text">
      <style:text-properties officeooo:rsid="00a595a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7"/>
      <text:p text:style-name="P1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8" loext:marker-style-name="T3"><text:span text:style-name="T3">Факультет Программной Инженерии и Компьютерной Техники </text:span></text:p>
      <text:p text:style-name="P4">Лабораторная работа по программированию №1</text:p>
      <text:p text:style-name="P5">Вариант 27</text:p>
      <text:p text:style-name="P2"><text:tab/><text:tab/>Выполнил: Снагин Станислав Максимович</text:p>
      <text:p text:style-name="P8"><text:span text:style-name="T5"><text:tab/><text:tab/>Проверил: </text:span>Белокон Юлия Алексеевна</text:p>
      <text:p text:style-name="P3"><text:tab/><text:tab/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7"><text:a xlink:type="simple" xlink:href="#__RefHeading___Toc3867_2985257696" text:style-name="Index_20_Link" text:visited-style-name="Index_20_Link">Задания и цели работы<text:tab/>3</text:a></text:p>
          <text:p text:style-name="P7"><text:a xlink:type="simple" xlink:href="#__RefHeading___Toc3871_2985257696" text:style-name="Index_20_Link" text:visited-style-name="Index_20_Link">Заключение<text:tab/>4</text:a></text:p>
        </text:index-body>
      </text:table-of-content>
      <text:h text:style-name="P20" text:outline-level="1"/>
      <text:h text:style-name="P22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<text:bookmark-end text:name="__RefHeading___Toc25768_2985257696"/></text:p>
      <text:h text:style-name="P23" text:outline-level="1"><text:bookmark-start text:name="__RefHeading___Toc3867_2985257696 Copy 1"/>Исходный код программы<text:bookmark-end text:name="__RefHeading___Toc3867_2985257696 Copy 1"/></text:h>
      <text:p text:style-name="P9"><text:span text:style-name="T6">class</text:span> Lab1 <text:span text:style-name="T7">{</text:span></text:p>
      <text:p text:style-name="P10"><text:s text:c="8"/></text:p>
      <text:p text:style-name="P11"><text:s text:c="4"/><text:span text:style-name="T6">public</text:span> <text:span text:style-name="T6">static</text:span> <text:span text:style-name="T8">void</text:span> main<text:span text:style-name="T10">(</text:span><text:span text:style-name="T9">String</text:span><text:span text:style-name="T10">[]</text:span> args<text:span text:style-name="T10">)</text:span> <text:span text:style-name="T7">{</text:span></text:p>
      <text:p text:style-name="P14"/>
      <text:p text:style-name="P11"><text:s text:c="12"/><text:span text:style-name="T11">/* </text:span></text:p>
      <text:p text:style-name="P12"><text:s text:c="12"/></text:p>
      <text:p text:style-name="P12"><text:s text:c="12"/>Некоторые комментарии о лабе:</text:p>
      <text:p text:style-name="P12"><text:s text:c="12"/></text:p>
      <text:p text:style-name="P11"><text:span text:style-name="T11"><text:s text:c="12"/>- дедлайн до след. лабы</text:span><text:span text:style-name="T12">!!!</text:span><text:span text:style-name="T11"> <text:s text:c="11"/></text:span></text:p>
      <text:p text:style-name="P12"><text:s text:c="12"/>- вариант 31525,</text:p>
      <text:p text:style-name="P12"><text:s text:c="12"/>- w[i] -- это к 1 массиву</text:p>
      <text:p text:style-name="P15"/>
      <text:p text:style-name="P12"><text:s text:c="12"/>*/</text:p>
      <text:p text:style-name="P10"><text:s text:c="12"/></text:p>
      <text:p text:style-name="P11"><text:s text:c="12"/><text:span text:style-name="T8">long</text:span><text:span text:style-name="T10">[]</text:span> w <text:span text:style-name="T10">=</text:span> <text:span text:style-name="T6">new</text:span> <text:span text:style-name="T8">long</text:span><text:span text:style-name="T10">[</text:span><text:span text:style-name="T13">11</text:span><text:span text:style-name="T10">]</text:span><text:span text:style-name="T7">;</text:span></text:p>
      <text:p text:style-name="P11"><text:s text:c="12"/><text:span text:style-name="T8">int</text:span> value <text:span text:style-name="T10">=</text:span> <text:span text:style-name="T13">6</text:span><text:span text:style-name="T7">;</text:span></text:p>
      <text:p text:style-name="P10"><text:s text:c="12"/></text:p>
      <text:p text:style-name="P11"><text:s text:c="12"/><text:span text:style-name="T8">double</text:span> min_ <text:span text:style-name="T10">=</text:span> <text:span text:style-name="T10">-</text:span><text:span text:style-name="T13">6</text:span><text:span text:style-name="T7">;</text:span></text:p>
      <text:p text:style-name="P11"><text:s text:c="12"/><text:span text:style-name="T8">double</text:span> max_ <text:span text:style-name="T10">=</text:span> <text:span text:style-name="T13">10</text:span><text:span text:style-name="T7">;</text:span></text:p>
      <text:p text:style-name="P10"><text:s text:c="12"/></text:p>
      <text:p text:style-name="P11"><text:s text:c="12"/><text:span text:style-name="T8">float</text:span><text:span text:style-name="T10">[]</text:span> x <text:span text:style-name="T10">=</text:span> <text:span text:style-name="T6">new</text:span> <text:span text:style-name="T8">float</text:span><text:span text:style-name="T10">[</text:span><text:span text:style-name="T13">15</text:span><text:span text:style-name="T10">]</text:span><text:span text:style-name="T7">;</text:span></text:p>
      <text:p text:style-name="P10"><text:s text:c="12"/></text:p>
      <text:p text:style-name="P11"><text:s text:c="12"/><text:span text:style-name="T8">double</text:span> result<text:span text:style-name="T10">[][]</text:span> <text:span text:style-name="T10">=</text:span> <text:span text:style-name="T6">new</text:span> <text:span text:style-name="T8">double</text:span><text:span text:style-name="T10">[</text:span><text:span text:style-name="T13">11</text:span><text:span text:style-name="T10">][</text:span><text:span text:style-name="T13">15</text:span><text:span text:style-name="T10">]</text:span><text:span text:style-name="T7">;</text:span></text:p>
      <text:p text:style-name="P11"><text:s text:c="12"/><text:span text:style-name="T8">double</text:span> current_x<text:span text:style-name="T7">;</text:span></text:p>
      <text:p text:style-name="P10"><text:s text:c="12"/></text:p>
      <text:p text:style-name="P11"><text:s text:c="12"/><text:span text:style-name="T11">// Set values for w:</text:span></text:p>
      <text:p text:style-name="P11"><text:s text:c="12"/><text:span text:style-name="T6">for</text:span> <text:span text:style-name="T10">(</text:span><text:span text:style-name="T8">int</text:span> i <text:span text:style-name="T10">=</text:span> <text:span text:style-name="T13">0</text:span><text:span text:style-name="T7">;</text:span> i <text:span text:style-name="T10">&lt;</text:span> w<text:span text:style-name="T10">.</text:span>length<text:span text:style-name="T7">;</text:span> i<text:span text:style-name="T10">++)</text:span> <text:span text:style-name="T7">{</text:span></text:p>
      <text:p text:style-name="P11"><text:s text:c="16"/>w<text:span text:style-name="T10">[</text:span>i<text:span text:style-name="T10">]</text:span> <text:span text:style-name="T10">=</text:span> value<text:span text:style-name="T7">;</text:span></text:p>
      <text:p text:style-name="P11"><text:s text:c="16"/>value<text:span text:style-name="T10">++</text:span><text:span text:style-name="T7">;</text:span></text:p>
      <text:p text:style-name="P11"><text:s text:c="12"/><text:span text:style-name="T7">}</text:span></text:p>
      <text:p text:style-name="P10"><text:s text:c="12"/></text:p>
      <text:p text:style-name="P11"><text:s text:c="12"/><text:span text:style-name="T11">// Set values for x:</text:span></text:p>
      <text:p text:style-name="P11"><text:s text:c="12"/><text:span text:style-name="T6">for</text:span> <text:span text:style-name="T10">(</text:span><text:span text:style-name="T8">int</text:span> i <text:span text:style-name="T10">=</text:span> <text:span text:style-name="T13">0</text:span><text:span text:style-name="T7">;</text:span> i <text:span text:style-name="T10">&lt;</text:span> x<text:span text:style-name="T10">.</text:span>length<text:span text:style-name="T7">;</text:span> i<text:span text:style-name="T10">++)</text:span> <text:span text:style-name="T7">{</text:span></text:p>
      <text:p text:style-name="P11"><text:s text:c="16"/>x<text:span text:style-name="T10">[</text:span>i<text:span text:style-name="T10">]</text:span> <text:span text:style-name="T10">=</text:span> <text:span text:style-name="T10">(</text:span><text:span text:style-name="T8">float</text:span><text:span text:style-name="T10">)</text:span> <text:span text:style-name="T10">(</text:span>min_ <text:span text:style-name="T10">+</text:span> <text:span text:style-name="T9">Math</text:span><text:span text:style-name="T10">.</text:span>random<text:span text:style-name="T10">()</text:span> <text:span text:style-name="T10">*</text:span> <text:span text:style-name="T10">(</text:span>max_ <text:span text:style-name="T10">-</text:span> min_<text:span text:style-name="T10">))</text:span><text:span text:style-name="T7">;</text:span></text:p>
      <text:p text:style-name="P11"><text:s text:c="12"/><text:span text:style-name="T7">}</text:span></text:p>
      <text:p text:style-name="P10"><text:s text:c="12"/></text:p>
      <text:p text:style-name="P11"><text:s text:c="12"/><text:span text:style-name="T11">// Set values for mega-super-two-dimentional array "result":</text:span></text:p>
      <text:p text:style-name="P11"><text:s text:c="12"/><text:span text:style-name="T6">for</text:span> <text:span text:style-name="T10">(</text:span><text:span text:style-name="T8">int</text:span> i <text:span text:style-name="T10">=</text:span> <text:span text:style-name="T13">0</text:span><text:span text:style-name="T7">;</text:span> i <text:span text:style-name="T10">&lt;</text:span> result<text:span text:style-name="T10">.</text:span>length<text:span text:style-name="T7">;</text:span> i<text:span text:style-name="T10">++)</text:span> <text:span text:style-name="T7">{</text:span></text:p>
      <text:p text:style-name="P11"><text:s text:c="16"/><text:span text:style-name="T6">for</text:span> <text:span text:style-name="T10">(</text:span><text:span text:style-name="T8">int</text:span> j <text:span text:style-name="T10">=</text:span> <text:span text:style-name="T13">0</text:span><text:span text:style-name="T7">;</text:span> j <text:span text:style-name="T10">&lt;</text:span> result<text:span text:style-name="T10">[</text:span>i<text:span text:style-name="T10">].</text:span>length<text:span text:style-name="T7">;</text:span> j<text:span text:style-name="T10">++)</text:span> <text:span text:style-name="T7">{</text:span></text:p>
      <text:p text:style-name="P11"><text:s text:c="20"/>current_x <text:span text:style-name="T10">=</text:span> <text:span text:style-name="T10">(</text:span><text:span text:style-name="T8">double</text:span><text:span text:style-name="T10">)</text:span> x<text:span text:style-name="T10">[</text:span>j<text:span text:style-name="T10">]</text:span><text:span text:style-name="T7">;</text:span></text:p>
      <text:p text:style-name="P11"><text:s text:c="20"/>result<text:span text:style-name="T10">[</text:span>i<text:span text:style-name="T10">][</text:span>j<text:span text:style-name="T10">]</text:span> <text:span text:style-name="T10">=</text:span> nextElement<text:span text:style-name="T10">(</text:span>current_x<text:span text:style-name="T10">,</text:span> w<text:span text:style-name="T10">[</text:span>i<text:span text:style-name="T10">])</text:span><text:span text:style-name="T7">;</text:span></text:p>
      <text:p text:style-name="P11"><text:s text:c="16"/><text:span text:style-name="T7">}</text:span></text:p>
      <text:p text:style-name="P11"><text:s text:c="12"/><text:span text:style-name="T7">}</text:span></text:p>
      <text:p text:style-name="P10"><text:s text:c="12"/></text:p>
      <text:p text:style-name="P11"><text:s text:c="12"/><text:span text:style-name="T11">// Print all elements into console:</text:span></text:p>
      <text:p text:style-name="P11"><text:s text:c="12"/>print<text:span text:style-name="T10">(</text:span>result<text:span text:style-name="T10">)</text:span><text:span text:style-name="T7">;</text:span></text:p>
      <text:p text:style-name="P11"><text:s text:c="4"/><text:span text:style-name="T7">}</text:span></text:p>
      <text:p text:style-name="P10"><text:s text:c="8"/></text:p>
      <text:p text:style-name="P11"><text:s text:c="8"/><text:span text:style-name="T11">/*</text:span></text:p>
      <text:p text:style-name="P12"><text:s text:c="8"/></text:p>
      <text:p text:style-name="P12"><text:s text:c="8"/>Считает след. элемент массива на основе входных данных:</text:p>
      <text:p text:style-name="P12"><text:s text:c="8"/></text:p>
      <text:p text:style-name="P12"><text:s text:c="8"/>double current_x <text:s text:c="7"/>рандомное значение x из подготовленных значений в</text:p>
      <text:p text:style-name="P12"><text:s text:c="32"/>float[15] x</text:p>
      <text:p text:style-name="P12"><text:s text:c="8"/></text:p>
      <text:p text:style-name="P12"><text:s text:c="8"/>*/</text:p>
      <text:p text:style-name="P10"><text:s text:c="8"/></text:p>
      <text:p text:style-name="P11"><text:s text:c="8"/><text:span text:style-name="T6">public</text:span> <text:span text:style-name="T6">static</text:span> <text:span text:style-name="T8">double</text:span> nextElement<text:span text:style-name="T10">(</text:span><text:span text:style-name="T8">double</text:span> current_x<text:span text:style-name="T10">,</text:span> <text:span text:style-name="T8">long</text:span> w_value<text:span text:style-name="T10">)</text:span> <text:span text:style-name="T7">{</text:span></text:p>
      <text:p text:style-name="P10"><text:s text:c="12"/></text:p>
      <text:p text:style-name="P11"><text:s text:c="12"/><text:span text:style-name="T8">int</text:span><text:span text:style-name="T10">[]</text:span> NUMBERS <text:span text:style-name="T10">=</text:span> <text:span text:style-name="T7">{</text:span><text:span text:style-name="T13">6</text:span><text:span text:style-name="T10">,</text:span><text:span text:style-name="T13">7</text:span><text:span text:style-name="T10">,</text:span><text:span text:style-name="T13">10</text:span><text:span text:style-name="T10">,</text:span><text:span text:style-name="T13">12</text:span><text:span text:style-name="T10">,</text:span><text:span text:style-name="T13">14</text:span><text:span text:style-name="T7">};</text:span></text:p>
      <text:p text:style-name="P10"><text:s text:c="12"/></text:p>
      <text:p text:style-name="P11"><text:s text:c="12"/><text:span text:style-name="T11">// The 1st group (w == 16):</text:span></text:p>
      <text:p text:style-name="P11"><text:s text:c="12"/><text:span text:style-name="T6">if</text:span> <text:span text:style-name="T10">(</text:span>w_value <text:span text:style-name="T10">==</text:span> <text:span text:style-name="T13">16</text:span><text:span text:style-name="T10">)</text:span> <text:span text:style-name="T7">{</text:span></text:p>
      <text:p text:style-name="P11"><text:soft-page-break/><text:s text:c="16"/><text:span text:style-name="T6">return</text:span> <text:span text:style-name="T9">Math</text:span><text:span text:style-name="T10">.</text:span>sin<text:span text:style-name="T10">((</text:span><text:span text:style-name="T14">3.0</text:span><text:span text:style-name="T10">/</text:span><text:span text:style-name="T14">4.0</text:span><text:span text:style-name="T10">)</text:span> <text:span text:style-name="T10">*</text:span> </text:p>
      <text:p text:style-name="P11"><text:s text:c="24"/><text:span text:style-name="T9">Math</text:span><text:span text:style-name="T10">.</text:span>pow<text:span text:style-name="T10">(</text:span>current_x<text:span text:style-name="T10">,</text:span> <text:span text:style-name="T10">(</text:span>current_x<text:span text:style-name="T10">/</text:span><text:span text:style-name="T14">2.0</text:span><text:span text:style-name="T10">)</text:span> <text:span text:style-name="T10">))</text:span><text:span text:style-name="T7">;</text:span></text:p>
      <text:p text:style-name="P11"><text:s text:c="12"/><text:span text:style-name="T7">}</text:span></text:p>
      <text:p text:style-name="P10"><text:s text:c="12"/></text:p>
      <text:p text:style-name="P11"><text:s text:c="12"/><text:span text:style-name="T11">// w_value ∈ {6, 7, 10, 12, 14} condition (2nd group):</text:span></text:p>
      <text:p text:style-name="P11"><text:s text:c="12"/><text:span text:style-name="T6">for</text:span> <text:span text:style-name="T10">(</text:span><text:span text:style-name="T8">int</text:span> k <text:span text:style-name="T10">=</text:span> <text:span text:style-name="T13">0</text:span><text:span text:style-name="T7">;</text:span> k <text:span text:style-name="T10">&lt;</text:span> NUMBERS<text:span text:style-name="T10">.</text:span>length<text:span text:style-name="T7">;</text:span> k<text:span text:style-name="T10">++)</text:span> <text:span text:style-name="T7">{</text:span></text:p>
      <text:p text:style-name="P11"><text:s text:c="16"/><text:span text:style-name="T6">if</text:span> <text:span text:style-name="T10">(</text:span>NUMBERS<text:span text:style-name="T10">[</text:span>k<text:span text:style-name="T10">]</text:span> <text:span text:style-name="T10">!=</text:span> w_value<text:span text:style-name="T10">)</text:span> <text:span text:style-name="T6">continue</text:span><text:span text:style-name="T7">;</text:span></text:p>
      <text:p text:style-name="P11"><text:s text:c="16"/><text:span text:style-name="T6">return</text:span> <text:span text:style-name="T9">Math</text:span><text:span text:style-name="T10">.</text:span>cos<text:span text:style-name="T10">(</text:span><text:span text:style-name="T9">Math</text:span><text:span text:style-name="T10">.</text:span>tan<text:span text:style-name="T10">(</text:span><text:span text:style-name="T9">Math</text:span><text:span text:style-name="T10">.</text:span>pow<text:span text:style-name="T10">(</text:span><text:span text:style-name="T9">Math</text:span><text:span text:style-name="T10">.</text:span>E<text:span text:style-name="T10">,</text:span> current_x<text:span text:style-name="T10">)))</text:span><text:span text:style-name="T7">;</text:span></text:p>
      <text:p text:style-name="P11"><text:s text:c="12"/><text:span text:style-name="T7">}</text:span></text:p>
      <text:p text:style-name="P10"><text:s text:c="12"/></text:p>
      <text:p text:style-name="P11"><text:s text:c="12"/><text:span text:style-name="T11">// Other values (3rd group):</text:span></text:p>
      <text:p text:style-name="P11"><text:s text:c="12"/><text:span text:style-name="T6">return</text:span> <text:span text:style-name="T9">Math</text:span><text:span text:style-name="T10">.</text:span>log10<text:span text:style-name="T10">(</text:span><text:span text:style-name="T9">Math</text:span><text:span text:style-name="T10">.</text:span>pow<text:span text:style-name="T10">(</text:span><text:span text:style-name="T9">Math</text:span><text:span text:style-name="T10">.</text:span>sin<text:span text:style-name="T10">(</text:span></text:p>
      <text:p text:style-name="P11"><text:s text:c="20"/><text:span text:style-name="T9">Math</text:span><text:span text:style-name="T10">.</text:span>asin<text:span text:style-name="T10">(</text:span> <text:span text:style-name="T10">(</text:span>current_x <text:span text:style-name="T10">+</text:span> <text:span text:style-name="T14">2.0</text:span><text:span text:style-name="T10">)</text:span> <text:span text:style-name="T10">/</text:span> <text:span text:style-name="T14">16.0</text:span> <text:span text:style-name="T10">)</text:span></text:p>
      <text:p text:style-name="P11"><text:s text:c="12"/><text:span text:style-name="T10">),</text:span> <text:span text:style-name="T14">2.0</text:span><text:span text:style-name="T10">))</text:span><text:span text:style-name="T7">;</text:span></text:p>
      <text:p text:style-name="P11"><text:s text:c="8"/><text:span text:style-name="T7">}</text:span></text:p>
      <text:p text:style-name="P10"><text:s text:c="8"/></text:p>
      <text:p text:style-name="P11"><text:s text:c="8"/><text:span text:style-name="T11">/*</text:span></text:p>
      <text:p text:style-name="P12"><text:s text:c="8"/></text:p>
      <text:p text:style-name="P12"><text:s text:c="8"/>Выводит на экран двумерный массив</text:p>
      <text:p text:style-name="P12"><text:s text:c="8"/></text:p>
      <text:p text:style-name="P12"><text:s text:c="8"/>double[][] matrix <text:s text:c="6"/>массив, который необходимо вывести</text:p>
      <text:p text:style-name="P12"><text:s text:c="8"/></text:p>
      <text:p text:style-name="P12"><text:s text:c="8"/>*/</text:p>
      <text:p text:style-name="P11"><text:s text:c="8"/><text:span text:style-name="T6">public</text:span> <text:span text:style-name="T6">static</text:span> <text:span text:style-name="T8">void</text:span> print<text:span text:style-name="T10">(</text:span><text:span text:style-name="T8">double</text:span><text:span text:style-name="T10">[][]</text:span> matrix<text:span text:style-name="T10">)</text:span> <text:span text:style-name="T7">{</text:span></text:p>
      <text:p text:style-name="P11"><text:s text:c="12"/><text:span text:style-name="T9">String</text:span> row <text:span text:style-name="T10">=</text:span> <text:span text:style-name="T15">""</text:span><text:span text:style-name="T7">;</text:span></text:p>
      <text:p text:style-name="P11"><text:s text:c="12"/><text:span text:style-name="T6">for</text:span> <text:span text:style-name="T10">(</text:span><text:span text:style-name="T8">int</text:span> i <text:span text:style-name="T10">=</text:span> <text:span text:style-name="T13">0</text:span><text:span text:style-name="T7">;</text:span> i <text:span text:style-name="T10">&lt;</text:span> matrix<text:span text:style-name="T10">.</text:span>length<text:span text:style-name="T7">;</text:span> i<text:span text:style-name="T10">++)</text:span> <text:span text:style-name="T7">{</text:span></text:p>
      <text:p text:style-name="P14"/>
      <text:p text:style-name="P11"><text:s text:c="16"/><text:span text:style-name="T6">for</text:span> <text:span text:style-name="T10">(</text:span><text:span text:style-name="T8">int</text:span> j <text:span text:style-name="T10">=</text:span> <text:span text:style-name="T13">0</text:span><text:span text:style-name="T7">;</text:span> j <text:span text:style-name="T10">&lt;</text:span> matrix<text:span text:style-name="T10">[</text:span>i<text:span text:style-name="T10">].</text:span>length<text:span text:style-name="T7">;</text:span> j<text:span text:style-name="T10">++)</text:span> <text:span text:style-name="T7">{</text:span></text:p>
      <text:p text:style-name="P11"><text:s text:c="20"/><text:span text:style-name="T9">Double</text:span> formatting_num <text:span text:style-name="T10">=</text:span> matrix<text:span text:style-name="T10">[</text:span>i<text:span text:style-name="T10">][</text:span>j<text:span text:style-name="T10">]</text:span><text:span text:style-name="T7">;</text:span></text:p>
      <text:p text:style-name="P11"><text:s text:c="20"/>row <text:span text:style-name="T10">+=</text:span> round<text:span text:style-name="T10">(</text:span>formatting_num<text:span text:style-name="T10">,</text:span> <text:span text:style-name="T13">4</text:span><text:span text:style-name="T10">)</text:span> <text:span text:style-name="T10">+</text:span> <text:span text:style-name="T15">" "</text:span><text:span text:style-name="T7">;</text:span></text:p>
      <text:p text:style-name="P11"><text:s text:c="20"/><text:span text:style-name="T6">if</text:span> <text:span text:style-name="T10">(</text:span>formatting_num <text:span text:style-name="T10">&gt;=</text:span> <text:span text:style-name="T13">0</text:span><text:span text:style-name="T10">)</text:span> row <text:span text:style-name="T10">+=</text:span> <text:span text:style-name="T15">" "</text:span><text:span text:style-name="T7">;</text:span></text:p>
      <text:p text:style-name="P11"><text:s text:c="16"/><text:span text:style-name="T7">}</text:span></text:p>
      <text:p text:style-name="P11"><text:s text:c="16"/>row <text:span text:style-name="T10">+=</text:span> <text:span text:style-name="T15">"</text:span><text:span text:style-name="T16">\n</text:span><text:span text:style-name="T15">"</text:span><text:span text:style-name="T7">;</text:span></text:p>
      <text:p text:style-name="P11"><text:s text:c="12"/><text:span text:style-name="T7">}</text:span></text:p>
      <text:p text:style-name="P11"><text:s text:c="12"/><text:span text:style-name="T9">System</text:span><text:span text:style-name="T10">.</text:span>out<text:span text:style-name="T10">.</text:span>print<text:span text:style-name="T10">(</text:span>row<text:span text:style-name="T10">)</text:span><text:span text:style-name="T7">;</text:span></text:p>
      <text:p text:style-name="P11"><text:s text:c="8"/><text:span text:style-name="T7">}</text:span></text:p>
      <text:p text:style-name="P10"><text:s text:c="8"/></text:p>
      <text:p text:style-name="P11"><text:s text:c="8"/><text:span text:style-name="T11">/*</text:span></text:p>
      <text:p text:style-name="P12"><text:s text:c="8"/></text:p>
      <text:p text:style-name="P12"><text:s text:c="8"/>Округляет (нормально) до n-цифры после запятой</text:p>
      <text:p text:style-name="P12"><text:s text:c="8"/></text:p>
      <text:p text:style-name="P12"><text:s text:c="8"/>double value <text:s text:c="7"/>значение, которое нужно округлить</text:p>
      <text:p text:style-name="P12"><text:s text:c="8"/>int places <text:s text:c="9"/>до какой n-ой цифры нужно округлить</text:p>
      <text:p text:style-name="P12"><text:s text:c="8"/></text:p>
      <text:p text:style-name="P12"><text:s text:c="8"/>*/</text:p>
      <text:p text:style-name="P11"><text:s text:c="8"/><text:span text:style-name="T6">public</text:span> <text:span text:style-name="T6">static</text:span> <text:span text:style-name="T8">double</text:span> round<text:span text:style-name="T10">(</text:span><text:span text:style-name="T8">double</text:span> value<text:span text:style-name="T10">,</text:span> <text:span text:style-name="T8">int</text:span> places<text:span text:style-name="T10">)</text:span> <text:span text:style-name="T7">{</text:span></text:p>
      <text:p text:style-name="P11"><text:s text:c="12"/><text:span text:style-name="T8">double</text:span> scale <text:span text:style-name="T10">=</text:span> <text:span text:style-name="T9">Math</text:span><text:span text:style-name="T10">.</text:span>pow<text:span text:style-name="T10">(</text:span><text:span text:style-name="T13">10</text:span><text:span text:style-name="T10">,</text:span> places<text:span text:style-name="T10">)</text:span><text:span text:style-name="T7">;</text:span></text:p>
      <text:p text:style-name="P11"><text:s text:c="12"/><text:span text:style-name="T6">return</text:span> <text:span text:style-name="T9">Math</text:span><text:span text:style-name="T10">.</text:span>round<text:span text:style-name="T10">(</text:span>value <text:span text:style-name="T10">*</text:span> scale<text:span text:style-name="T10">)</text:span> <text:span text:style-name="T10">/</text:span> scale<text:span text:style-name="T7">;</text:span></text:p>
      <text:p text:style-name="P11"><text:s text:c="8"/><text:span text:style-name="T7">}</text:span></text:p>
      <text:p text:style-name="P13">}</text:p>
      <text:p text:style-name="P16"/>
      <text:h text:style-name="P21" text:outline-level="1"><text:bookmark-start text:name="__RefHeading___Toc3871_2985257696"/>Заключение<text:bookmark-end text:name="__RefHeading___Toc3871_29852576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28T16:13:05.027319821</dc:date>
    <meta:editing-duration>PT9H7M8S</meta:editing-duration>
    <meta:editing-cycles>108</meta:editing-cycles>
    <meta:print-date>2024-09-23T11:27:18.786333505</meta:print-date>
    <meta:printed-by>PDF files</meta:printed-by>
    <meta:document-statistic meta:table-count="0" meta:image-count="0" meta:object-count="0" meta:page-count="6" meta:paragraph-count="126" meta:word-count="416" meta:character-count="3835" meta:non-whitespace-character-count="2193"/>
  </office:meta>
</office:document-meta>
</file>